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68cm" fo:min-width="1.353cm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28cm" draw:marker-start-width="0.242cm" draw:marker-end="Arrow_20_concave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="Arrow_20_concave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none"/>
      <style:paragraph-properties fo:text-align="center"/>
      <style:text-properties style:font-name="Liberation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27cm" svg:x="0.554cm" svg:y="0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5.359cm" svg:y="0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10.226cm" svg:y="0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86cm" svg:y1="0.607cm" svg:x2="5.253cm" svg:y2="0.607cm">
          <text:p/>
        </draw:line>
        <draw:line draw:style-name="gr2" draw:text-style-name="P2" draw:layer="layout" svg:x1="7.416cm" svg:y1="0.619cm" svg:x2="10.083cm" svg:y2="0.619cm">
          <text:p/>
        </draw:line>
        <draw:line draw:style-name="gr3" draw:text-style-name="P2" draw:layer="layout" svg:x1="7.377cm" svg:y1="1.023cm" svg:x2="10.044cm" svg:y2="1.023cm">
          <text:p/>
        </draw:line>
        <draw:line draw:style-name="gr3" draw:text-style-name="P2" draw:layer="layout" svg:x1="2.542cm" svg:y1="1.005cm" svg:x2="5.209cm" svg:y2="1.005cm">
          <text:p/>
        </draw:line>
        <draw:g>
          <svg:title>TexMaths</svg:title>
          <svg:desc>12§display§\text{lowering}§svg§600§FALSE§</svg:desc>
          <draw:polygon draw:style-name="gr4" draw:text-style-name="P3" draw:layer="layout" svg:width="1.524cm" svg:height="0.374cm" svg:x="7.905cm" svg:y="0.116cm" svg:viewBox="0 0 1525 375" draw:points="763,375 0,375 0,0 1525,0 1525,375">
            <text:p/>
          </draw:polygon>
          <draw:path draw:style-name="gr5" draw:text-style-name="P4" draw:layer="layout" svg:width="0.094cm" svg:height="0.293cm" svg:x="7.919cm" svg:y="0.115cm" svg:viewBox="0 0 95 294" svg:d="M61 0l-61 5v13c30 0 34 2 34 24v220c0 19-5 19-34 19v13c14 0 37-1 48-1 10 0 31 1 47 1v-13c-29 0-34 0-34-19z">
            <text:p/>
          </draw:path>
          <draw:path draw:style-name="gr5" draw:text-style-name="P4" draw:layer="layout" svg:width="0.187cm" svg:height="0.194cm" svg:x="8.033cm" svg:y="0.22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5" draw:text-style-name="P4" draw:layer="layout" svg:width="0.289cm" svg:height="0.186cm" svg:x="8.228cm" svg:y="0.227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text-style-name="P4" draw:layer="layout" svg:width="0.163cm" svg:height="0.194cm" svg:x="8.524cm" svg:y="0.22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text-style-name="P4" draw:layer="layout" svg:width="0.142cm" svg:height="0.186cm" svg:x="8.71cm" svg:y="0.22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4" draw:layer="layout" svg:width="0.09cm" svg:height="0.282cm" svg:x="8.877cm" svg:y="0.126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5" draw:text-style-name="P4" draw:layer="layout" svg:width="0.213cm" svg:height="0.186cm" svg:x="8.993cm" svg:y="0.22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text-style-name="P4" draw:layer="layout" svg:width="0.193cm" svg:height="0.279cm" svg:x="9.225cm" svg:y="0.217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</draw:g>
        <draw:g>
          <svg:title>TexMaths</svg:title>
          <svg:desc>12§display§\text{lowering}§svg§600§FALSE§</svg:desc>
          <draw:polygon draw:style-name="gr4" draw:text-style-name="P3" draw:layer="layout" svg:width="1.524cm" svg:height="0.374cm" svg:x="3.106cm" svg:y="0.116cm" svg:viewBox="0 0 1525 375" draw:points="763,375 0,375 0,0 1525,0 1525,375">
            <text:p/>
          </draw:polygon>
          <draw:path draw:style-name="gr5" draw:text-style-name="P4" draw:layer="layout" svg:width="0.094cm" svg:height="0.293cm" svg:x="3.12cm" svg:y="0.115cm" svg:viewBox="0 0 95 294" svg:d="M61 0l-61 5v13c30 0 34 2 34 24v220c0 19-5 19-34 19v13c14 0 37-1 48-1 10 0 31 1 47 1v-13c-29 0-34 0-34-19z">
            <text:p/>
          </draw:path>
          <draw:path draw:style-name="gr5" draw:text-style-name="P4" draw:layer="layout" svg:width="0.187cm" svg:height="0.194cm" svg:x="3.234cm" svg:y="0.22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5" draw:text-style-name="P4" draw:layer="layout" svg:width="0.289cm" svg:height="0.186cm" svg:x="3.429cm" svg:y="0.227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text-style-name="P4" draw:layer="layout" svg:width="0.163cm" svg:height="0.194cm" svg:x="3.725cm" svg:y="0.22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text-style-name="P4" draw:layer="layout" svg:width="0.142cm" svg:height="0.186cm" svg:x="3.911cm" svg:y="0.22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4" draw:layer="layout" svg:width="0.09cm" svg:height="0.282cm" svg:x="4.078cm" svg:y="0.126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5" draw:text-style-name="P4" draw:layer="layout" svg:width="0.213cm" svg:height="0.186cm" svg:x="4.194cm" svg:y="0.22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text-style-name="P4" draw:layer="layout" svg:width="0.193cm" svg:height="0.279cm" svg:x="4.426cm" svg:y="0.217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</draw:g>
        <draw:g>
          <svg:title>TexMaths</svg:title>
          <svg:desc>12§display§\text{lifting}§svg§600§FALSE§</svg:desc>
          <draw:polygon draw:style-name="gr4" draw:text-style-name="P3" draw:layer="layout" svg:width="1.091cm" svg:height="0.373cm" svg:x="3.307cm" svg:y="1.221cm" svg:viewBox="0 0 1092 374" draw:points="546,374 0,374 0,0 1092,0 1092,374">
            <text:p/>
          </draw:polygon>
          <draw:path draw:style-name="gr5" draw:text-style-name="P4" draw:layer="layout" svg:width="0.094cm" svg:height="0.293cm" svg:x="3.321cm" svg:y="1.22cm" svg:viewBox="0 0 95 294" svg:d="M61 0l-61 5v13c30 0 34 2 34 24v219c0 20-5 20-34 20v13c14 0 37-2 48-2 10 0 31 2 47 2v-13c-29 0-34 0-34-20z">
            <text:p/>
          </draw:path>
          <draw:path draw:style-name="gr5" draw:text-style-name="P4" draw:layer="layout" svg:width="0.09cm" svg:height="0.282cm" svg:x="3.438cm" svg:y="1.231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text-style-name="P4" draw:layer="layout" svg:width="0.137cm" svg:height="0.297cm" svg:x="3.554cm" svg:y="1.215cm" svg:viewBox="0 0 138 298" svg:d="M60 116v-49c0-37 20-57 40-57 1 0 7 0 14 2-6 2-13 7-13 18 0 10 7 18 18 18 13 0 19-8 19-18 0-16-16-30-38-30-30 0-66 23-66 67v49h-34v13h34v137c0 19-5 19-34 19v13c17-1 37-1 49-1 17 0 37 0 54 1v-13h-9c-32 0-33-4-33-20v-136h49v-13z">
            <text:p/>
          </draw:path>
          <draw:path draw:style-name="gr5" draw:text-style-name="P4" draw:layer="layout" svg:width="0.132cm" svg:height="0.264cm" svg:x="3.677cm" svg:y="1.253cm" svg:viewBox="0 0 133 265" svg:d="M66 91h60v-13h-60v-78h-11c-1 35-13 80-55 82v9h36v116c0 53 40 58 55 58 30 0 42-30 42-58v-24h-11v24c0 32-12 47-28 47-28 0-28-38-28-45z">
            <text:p/>
          </draw:path>
          <draw:path draw:style-name="gr5" draw:text-style-name="P4" draw:layer="layout" svg:width="0.09cm" svg:height="0.282cm" svg:x="3.846cm" svg:y="1.231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text-style-name="P4" draw:layer="layout" svg:width="0.213cm" svg:height="0.186cm" svg:x="3.962cm" svg:y="1.326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text-style-name="P4" draw:layer="layout" svg:width="0.193cm" svg:height="0.278cm" svg:x="4.194cm" svg:y="1.322cm" svg:viewBox="0 0 194 279" svg:d="M83 119c-37 0-37-42-37-52 0-12 0-25 6-36 3-5 13-17 31-17 36 0 36 42 36 52 0 12 0 25-6 36-4 5-13 17-30 17zM34 135c0-1 0-12 7-20 15 12 33 13 42 13 39 0 68-29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9zM95 269c-43 0-73-22-73-44 0-19 16-36 34-37h26c37 0 84 0 84 37 0 23-30 44-71 44z">
            <text:p/>
          </draw:path>
        </draw:g>
        <draw:g>
          <svg:title>TexMaths</svg:title>
          <svg:desc>12§display§\text{lifting}§svg§600§FALSE§</svg:desc>
          <draw:polygon draw:style-name="gr4" draw:text-style-name="P3" draw:layer="layout" svg:width="1.091cm" svg:height="0.373cm" svg:x="8.107cm" svg:y="1.221cm" svg:viewBox="0 0 1092 374" draw:points="546,374 0,374 0,0 1092,0 1092,374">
            <text:p/>
          </draw:polygon>
          <draw:path draw:style-name="gr5" draw:text-style-name="P4" draw:layer="layout" svg:width="0.094cm" svg:height="0.293cm" svg:x="8.121cm" svg:y="1.22cm" svg:viewBox="0 0 95 294" svg:d="M61 0l-61 5v13c30 0 34 2 34 24v219c0 20-5 20-34 20v13c14 0 37-2 48-2 10 0 31 2 47 2v-13c-29 0-34 0-34-20z">
            <text:p/>
          </draw:path>
          <draw:path draw:style-name="gr5" draw:text-style-name="P4" draw:layer="layout" svg:width="0.09cm" svg:height="0.282cm" svg:x="8.238cm" svg:y="1.231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text-style-name="P4" draw:layer="layout" svg:width="0.137cm" svg:height="0.297cm" svg:x="8.354cm" svg:y="1.215cm" svg:viewBox="0 0 138 298" svg:d="M60 116v-49c0-37 20-57 40-57 1 0 7 0 14 2-6 2-13 7-13 18 0 10 7 18 18 18 13 0 19-8 19-18 0-16-16-30-38-30-30 0-66 23-66 67v49h-34v13h34v137c0 19-5 19-34 19v13c17-1 37-1 49-1 17 0 37 0 54 1v-13h-9c-32 0-33-4-33-20v-136h49v-13z">
            <text:p/>
          </draw:path>
          <draw:path draw:style-name="gr5" draw:text-style-name="P4" draw:layer="layout" svg:width="0.132cm" svg:height="0.264cm" svg:x="8.477cm" svg:y="1.253cm" svg:viewBox="0 0 133 265" svg:d="M66 91h60v-13h-60v-78h-11c-1 35-13 80-55 82v9h36v116c0 53 40 58 55 58 30 0 42-30 42-58v-24h-11v24c0 32-12 47-28 47-28 0-28-38-28-45z">
            <text:p/>
          </draw:path>
          <draw:path draw:style-name="gr5" draw:text-style-name="P4" draw:layer="layout" svg:width="0.09cm" svg:height="0.282cm" svg:x="8.646cm" svg:y="1.231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text-style-name="P4" draw:layer="layout" svg:width="0.213cm" svg:height="0.186cm" svg:x="8.762cm" svg:y="1.326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text-style-name="P4" draw:layer="layout" svg:width="0.193cm" svg:height="0.278cm" svg:x="8.994cm" svg:y="1.322cm" svg:viewBox="0 0 194 279" svg:d="M83 119c-37 0-37-42-37-52 0-12 0-25 6-36 3-5 13-17 31-17 36 0 36 42 36 52 0 12 0 25-6 36-4 5-13 17-30 17zM34 135c0-1 0-12 7-20 15 12 33 13 42 13 39 0 68-29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9zM95 269c-43 0-73-22-73-44 0-19 16-36 34-37h26c37 0 84 0 84 37 0 23-30 44-71 44z">
            <text:p/>
          </draw:path>
        </draw:g>
        <draw:g>
          <svg:title>TexMaths</svg:title>
          <svg:desc>12§display§\text{source}§svg§600§FALSE§</svg:desc>
          <draw:polygon draw:style-name="gr4" draw:text-style-name="P3" draw:layer="layout" svg:width="1.147cm" svg:height="0.181cm" svg:x="0.922cm" svg:y="0.554cm" svg:viewBox="0 0 1148 182" draw:points="575,182 0,182 0,0 1148,0 1148,182">
            <text:p/>
          </draw:polygon>
          <draw:path draw:style-name="gr5" draw:text-style-name="P4" draw:layer="layout" svg:width="0.138cm" svg:height="0.193cm" svg:x="0.936cm" svg:y="0.546cm" svg:viewBox="0 0 139 194" svg:d="M74 108c10 1 45 8 45 38 0 22-15 40-48 40-36 0-52-26-59-61-1-5-2-8-6-8-6 0-6 4-6 11v56c0 8 0 10 5 10 2 0 2 0 11-8 0 0 0-2 8-10 18 18 37 18 47 18 49 0 68-28 68-59 0-22-13-34-18-39-14-15-30-18-48-21-24-4-53-10-53-34 0-16 11-33 48-33 47 0 48 39 50 52 1 3 4 3 4 3 6 0 6-2 6-10v-43c0-8 0-10-4-10-3 0-3 0-9 5-1 2-6 6-7 7-16-12-34-12-40-12-52 0-68 29-68 51 0 16 7 28 18 38 14 10 26 13 56 19z">
            <text:p/>
          </draw:path>
          <draw:path draw:style-name="gr5" draw:text-style-name="P4" draw:layer="layout" svg:width="0.187cm" svg:height="0.193cm" svg:x="1.1cm" svg:y="0.546cm" svg:viewBox="0 0 188 194" svg:d="M188 99c0-55-43-99-93-99-54 0-95 47-95 99 0 54 44 95 94 95 51 0 94-41 94-95zM95 183c-19 0-37-8-49-27-11-19-11-45-11-60 0-17 0-40 11-59 10-19 31-27 48-27 19 0 37 9 48 27 10 18 10 42 10 59 0 15 0 38-8 56-10 19-29 31-49 31z">
            <text:p/>
          </draw:path>
          <draw:path draw:style-name="gr5" draw:text-style-name="P4" draw:layer="layout" svg:width="0.213cm" svg:height="0.191cm" svg:x="1.311cm" svg:y="0.548cm" svg:viewBox="0 0 214 192" svg:d="M152 153v39l62-5v-13c-30 0-34-3-34-23v-151l-62 5v13c30 0 33 2 33 24v75c0 36-20 65-51 65-36 0-38-19-38-42v-140l-62 5v13c34 0 34 1 34 38v64c0 33 0 72 63 72 24 0 43-12 55-39z">
            <text:p/>
          </draw:path>
          <draw:path draw:style-name="gr5" draw:text-style-name="P4" draw:layer="layout" svg:width="0.142cm" svg:height="0.186cm" svg:x="1.543cm" svg:y="0.548cm" svg:viewBox="0 0 143 187" svg:d="M59 47v-47l-59 5v13c30 0 34 2 34 24v112c0 20-5 20-34 20v13c17 0 36-1 48-1 18 0 37 0 54 1v-13h-8c-32 0-33-5-33-20v-65c0-42 18-79 51-79 2 0 3 0 4 0-1 0-9 6-9 16 0 12 8 18 18 18 7 0 18-4 18-18s-13-26-31-26c-32 0-47 29-53 47z">
            <text:p/>
          </draw:path>
          <draw:path draw:style-name="gr5" draw:text-style-name="P4" draw:layer="layout" svg:width="0.161cm" svg:height="0.193cm" svg:x="1.71cm" svg:y="0.546cm" svg:viewBox="0 0 162 194" svg:d="M35 97c0-68 35-86 57-86 4 0 32 0 46 15-17 2-20 15-20 20 0 10 8 19 20 19 11 0 19-8 19-19 0-29-32-46-65-46-52 0-92 46-92 98 0 54 42 96 91 96 58 0 71-50 71-55 0-4-5-4-6-4-4 0-5 2-5 4-13 39-41 44-56 44-22 0-60-18-60-86z">
            <text:p/>
          </draw:path>
          <draw:path draw:style-name="gr5" draw:text-style-name="P4" draw:layer="layout" svg:width="0.163cm" svg:height="0.193cm" svg:x="1.894cm" svg:y="0.546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</draw:g>
        <draw:g>
          <svg:title>TexMaths</svg:title>
          <svg:desc>12§display§\text{code}§svg§600§FALSE§</svg:desc>
          <draw:polygon draw:style-name="gr4" draw:text-style-name="P3" draw:layer="layout" svg:width="0.829cm" svg:height="0.292cm" svg:x="1.071cm" svg:y="0.875cm" svg:viewBox="0 0 830 293" draw:points="415,293 0,293 0,0 830,0 830,293">
            <text:p/>
          </draw:polygon>
          <draw:path draw:style-name="gr5" draw:text-style-name="P4" draw:layer="layout" svg:width="0.161cm" svg:height="0.194cm" svg:x="1.085cm" svg:y="0.978cm" svg:viewBox="0 0 162 195" svg:d="M35 97c0-68 35-86 57-86 4 0 32 0 46 15-17 2-20 15-20 20 0 10 8 19 20 19 11 0 19-7 19-19 0-29-32-46-65-46-52 0-92 46-92 98 0 55 42 97 91 97 58 0 71-51 71-56 0-3-5-3-6-3-4 0-5 1-5 3-13 40-41 45-56 45-22 0-60-18-60-87z">
            <text:p/>
          </draw:path>
          <draw:path draw:style-name="gr5" draw:text-style-name="P4" draw:layer="layout" svg:width="0.187cm" svg:height="0.194cm" svg:x="1.269cm" svg:y="0.978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5" draw:text-style-name="P4" draw:layer="layout" svg:width="0.208cm" svg:height="0.298cm" svg:x="1.493cm" svg:y="0.874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5" draw:text-style-name="P4" draw:layer="layout" svg:width="0.163cm" svg:height="0.194cm" svg:x="1.725cm" svg:y="0.978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</draw:g>
        <draw:g>
          <svg:title>TexMaths</svg:title>
          <svg:desc>12§display§\text{IR}§svg§600§FALSE§</svg:desc>
          <draw:polygon draw:style-name="gr4" draw:text-style-name="P3" draw:layer="layout" svg:width="0.461cm" svg:height="0.287cm" svg:x="6.1cm" svg:y="0.675cm" svg:viewBox="0 0 462 288" draw:points="232,288 0,288 0,0 462,0 462,288">
            <text:p/>
          </draw:polygon>
          <draw:path draw:style-name="gr5" draw:text-style-name="P4" draw:layer="layout" svg:width="0.129cm" svg:height="0.288cm" svg:x="6.112cm" svg:y="0.674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5" draw:text-style-name="P4" draw:layer="layout" svg:width="0.294cm" svg:height="0.298cm" svg:x="6.267cm" svg:y="0.674cm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6 40 18 52 18 34 0 41-35 41-47 0-2 0-7-6-7-5 0-5 4-5 7-2 30-16 37-27 37-21 0-24-21-30-61l-6-33c-7-28-28-41-52-50z">
            <text:p/>
          </draw:path>
        </draw:g>
        <draw:g>
          <svg:title>TexMaths</svg:title>
          <svg:desc>12§display§\text{binary}§svg§600§FALSE§</svg:desc>
          <draw:polygon draw:style-name="gr4" draw:text-style-name="P3" draw:layer="layout" svg:width="1.186cm" svg:height="0.374cm" svg:x="10.622cm" svg:y="0.438cm" svg:viewBox="0 0 1187 375" draw:points="594,375 0,375 0,0 1187,0 1187,375">
            <text:p/>
          </draw:polygon>
          <draw:path draw:style-name="gr5" draw:text-style-name="P4" draw:layer="layout" svg:width="0.208cm" svg:height="0.298cm" svg:x="10.634cm" svg:y="0.437cm" svg:viewBox="0 0 209 299" svg:d="M61 135v-135l-61 5v13c30 0 34 2 34 24v252h9c1 0 5-6 16-26 6 9 24 31 55 31 52 0 95-42 95-96s-41-96-90-96c-33 0-51 20-58 28zM62 246v-87c0-9 0-9 5-16 17-23 40-26 51-26 18 0 33 10 44 26 11 18 12 42 12 59 0 15-1 42-13 60-9 13-25 28-48 28-19 0-35-10-45-27-6-8-6-10-6-17z">
            <text:p/>
          </draw:path>
          <draw:path draw:style-name="gr5" draw:text-style-name="P4" draw:layer="layout" svg:width="0.09cm" svg:height="0.282cm" svg:x="10.869cm" svg:y="0.448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5" draw:text-style-name="P4" draw:layer="layout" svg:width="0.213cm" svg:height="0.186cm" svg:x="10.986cm" svg:y="0.54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text-style-name="P4" draw:layer="layout" svg:width="0.191cm" svg:height="0.194cm" svg:x="11.223cm" svg:y="0.542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text-style-name="P4" draw:layer="layout" svg:width="0.142cm" svg:height="0.186cm" svg:x="11.427cm" svg:y="0.5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4" draw:layer="layout" svg:width="0.207cm" svg:height="0.269cm" svg:x="11.588cm" svg:y="0.549cm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
            <text:p/>
          </draw:path>
        </draw:g>
        <draw:g>
          <svg:title>TexMaths</svg:title>
          <svg:desc>12§display§\text{code}§svg§600§FALSE§</svg:desc>
          <draw:polygon draw:style-name="gr4" draw:text-style-name="P3" draw:layer="layout" svg:width="0.829cm" svg:height="0.292cm" svg:x="10.771cm" svg:y="0.87cm" svg:viewBox="0 0 830 293" draw:points="415,293 0,293 0,0 830,0 830,293">
            <text:p/>
          </draw:polygon>
          <draw:path draw:style-name="gr5" draw:text-style-name="P4" draw:layer="layout" svg:width="0.161cm" svg:height="0.194cm" svg:x="10.785cm" svg:y="0.973cm" svg:viewBox="0 0 162 195" svg:d="M35 97c0-68 35-86 57-86 4 0 32 0 46 15-17 2-20 15-20 20 0 10 8 19 20 19 11 0 19-7 19-19 0-29-32-46-65-46-52 0-92 46-92 98 0 55 42 97 91 97 58 0 71-51 71-56 0-3-5-3-6-3-4 0-5 1-5 3-13 40-41 45-56 45-22 0-60-18-60-87z">
            <text:p/>
          </draw:path>
          <draw:path draw:style-name="gr5" draw:text-style-name="P4" draw:layer="layout" svg:width="0.187cm" svg:height="0.194cm" svg:x="10.969cm" svg:y="0.973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5" draw:text-style-name="P4" draw:layer="layout" svg:width="0.208cm" svg:height="0.298cm" svg:x="11.193cm" svg:y="0.869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5" draw:text-style-name="P4" draw:layer="layout" svg:width="0.163cm" svg:height="0.194cm" svg:x="11.425cm" svg:y="0.973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6:51:02.312468170</meta:creation-date>
    <dc:date>2016-08-26T13:55:26.487619162</dc:date>
    <meta:editing-duration>PT25M31S</meta:editing-duration>
    <meta:editing-cycles>6</meta:editing-cycles>
    <meta:generator>LibreOffice/5.1.4.2$Linux_X86_64 LibreOffice_project/10m0$Build-2</meta:generator>
    <meta:document-statistic meta:object-count="77"/>
  </office:meta>
</office:document-meta>
</file>